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QQUESO PAUCAR, CIRO ANTONI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6981679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223077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QQUESO PAUCAR, CIRO ANTON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98167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7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14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4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1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6T18:49:4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